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fo:font-size="16pt" style:font-size-asian="16pt" style:font-size-complex="16pt"/>
    </style:style>
    <style:style style:name="P2" style:parent-style-name="Standaard" style:family="paragraph">
      <style:text-properties fo:font-size="16pt" style:font-size-asian="16pt" style:font-size-complex="16pt"/>
    </style:style>
    <style:style style:name="P3" style:parent-style-name="Standaard" style:family="paragraph">
      <style:text-properties fo:font-size="16pt" style:font-size-asian="16pt" style:font-size-complex="16pt"/>
    </style:style>
    <style:style style:name="P4" style:parent-style-name="Standaard" style:family="paragraph">
      <style:text-properties fo:font-size="16pt" style:font-size-asian="16pt" style:font-size-complex="16pt"/>
    </style:style>
    <style:style style:name="P5" style:parent-style-name="Standaard" style:family="paragraph">
      <style:text-properties fo:font-size="16pt" style:font-size-asian="16pt" style:font-size-complex="16pt"/>
    </style:style>
    <style:style style:name="P6" style:parent-style-name="Standaard" style:family="paragraph">
      <style:text-properties fo:font-size="16pt" style:font-size-asian="16pt" style:font-size-complex="16pt"/>
    </style:style>
    <style:style style:name="P7" style:parent-style-name="Standaard" style:family="paragraph">
      <style:text-properties fo:font-size="16pt" style:font-size-asian="16pt" style:font-size-complex="16pt"/>
    </style:style>
    <style:style style:name="P8" style:parent-style-name="Standaard" style:family="paragraph">
      <style:text-properties fo:font-size="16pt" style:font-size-asian="16pt" style:font-size-complex="16pt"/>
    </style:style>
    <style:style style:name="P9" style:parent-style-name="Standaard" style:family="paragraph">
      <style:text-properties fo:font-size="16pt" style:font-size-asian="16pt" style:font-size-complex="16pt"/>
    </style:style>
    <style:style style:name="P10" style:parent-style-name="Standaard" style:family="paragraph">
      <style:text-properties fo:font-size="16pt" style:font-size-asian="16pt" style:font-size-complex="16pt"/>
    </style:style>
    <style:style style:name="P11" style:parent-style-name="Standaard" style:family="paragraph">
      <style:text-properties fo:font-size="16pt" style:font-size-asian="16pt" style:font-size-complex="16pt"/>
    </style:style>
    <style:style style:name="P12" style:parent-style-name="Standaard" style:family="paragraph">
      <style:text-properties fo:font-size="16pt" style:font-size-asian="16pt" style:font-size-complex="16pt"/>
    </style:style>
    <style:style style:name="P13" style:parent-style-name="Standaard" style:family="paragraph">
      <style:text-properties fo:font-size="16pt" style:font-size-asian="16pt" style:font-size-complex="16pt"/>
    </style:style>
    <style:style style:name="P14" style:parent-style-name="Standaard" style:family="paragraph">
      <style:text-properties fo:font-size="16pt" style:font-size-asian="16pt" style:font-size-complex="16pt"/>
    </style:style>
    <style:style style:name="P15" style:parent-style-name="Standaard" style:family="paragraph">
      <style:text-properties fo:font-size="16pt" style:font-size-asian="16pt" style:font-size-complex="16pt"/>
    </style:style>
    <style:style style:name="P16" style:parent-style-name="Standaard" style:family="paragraph">
      <style:text-properties fo:font-size="14pt" style:font-size-asian="14pt" style:font-size-complex="14pt"/>
    </style:style>
    <style:style style:name="P17" style:parent-style-name="Standaard" style:family="paragraph">
      <style:text-properties fo:font-size="16pt" style:font-size-asian="16pt" style:font-size-complex="16pt"/>
    </style:style>
    <style:style style:name="P18" style:parent-style-name="Standaard" style:family="paragraph">
      <style:text-properties fo:font-size="16pt" style:font-size-asian="16pt" style:font-size-complex="16pt"/>
    </style:style>
    <style:style style:name="P19" style:parent-style-name="Standaard" style:family="paragraph">
      <style:text-properties fo:font-size="16pt" style:font-size-asian="16pt" style:font-size-complex="16pt"/>
    </style:style>
    <style:style style:name="P20" style:parent-style-name="Standaard" style:family="paragraph">
      <style:text-properties fo:font-size="16pt" style:font-size-asian="16pt" style:font-size-complex="16pt"/>
    </style:style>
    <style:style style:name="P21" style:parent-style-name="Standaard" style:family="paragraph">
      <style:text-properties fo:font-size="16pt" style:font-size-asian="16pt" style:font-size-complex="16pt"/>
    </style:style>
    <style:style style:name="P22" style:parent-style-name="Standaard" style:family="paragraph">
      <style:text-properties fo:font-size="16pt" style:font-size-asian="16pt" style:font-size-complex="16pt"/>
    </style:style>
    <style:style style:name="P23" style:parent-style-name="Standaard" style:family="paragraph">
      <style:text-properties fo:font-size="16pt" style:font-size-asian="16pt" style:font-size-complex="16pt" fo:language="en" fo:country="US"/>
    </style:style>
    <style:style style:name="P24" style:parent-style-name="Standaard" style:family="paragraph">
      <style:text-properties fo:font-size="14pt" style:font-size-asian="14pt" style:font-size-complex="14pt"/>
    </style:style>
    <style:style style:name="P25" style:parent-style-name="Standaard" style:family="paragraph">
      <style:text-properties fo:font-size="14pt" style:font-size-asian="14pt" style:font-size-complex="14pt"/>
    </style:style>
    <style:style style:name="P26" style:parent-style-name="Standaard" style:family="paragraph">
      <style:text-properties fo:font-size="16pt" style:font-size-asian="16pt" style:font-size-complex="16pt"/>
    </style:style>
  </office:automatic-styles>
  <office:body>
    <office:text text:use-soft-page-breaks="true">
      <text:p text:style-name="P1">Week 1:<text:s/></text:p>
      <text:p text:style-name="P2">Eerst week ging best goed,<text:s/>we hebben een trello en discord groep aangemaakt en in de trello hebben we taken erin gestopt net als: bezig , te doen en wat we af hebben gemaakt, We hebben dan de taken verdeeld met iedereen, Iedereen was goed op tijd op school en we konden makkelijk met elkaar communiceren, Ayman heeft dan de github aangemaakt en iedereen kon makkelijk met die workflow mee. Dus Milan en Oguzhan begon met de ERD te maken wat redelijk goed ging, Jan ging dan de sketch maken figma. Ayman en Oguzhan hebben dan de database aangemaakt nadat we de ERD hebben gemaakt. De rest hebben we allemaal samen gemaakt net als de User stories, Web deisgn (hoe we de site wilden uitzien) en de start up project.</text:p>
      <text:p text:style-name="P3"/>
      <text:p text:style-name="P4">Milan en Oguzhan hebben de ERD gemaakt</text:p>
      <text:p text:style-name="P5">Jan heeft de website sketch gemaakt</text:p>
      <text:p text:style-name="P6">Oguzhan en Ayman hebben de database aangemaakt</text:p>
      <text:p text:style-name="P7">User stories heeft iedereen gedaan<text:s/></text:p>
      <text:p text:style-name="P8">Web design heeft iedereen gedaan</text:p>
      <text:p text:style-name="P9">Start up project heeft iedereen gedaan</text:p>
      <text:p text:style-name="P10"/>
      <text:p text:style-name="P11"/>
      <text:p text:style-name="P12"/>
      <text:p text:style-name="P13"/>
      <text:p text:style-name="P14"/>
      <text:p text:style-name="P15"/>
      <text:soft-page-break/>
      <text:p text:style-name="P16">Week 2:</text:p>
      <text:p text:style-name="P17">We hebben veel aan het website gewerkt en ook thuis er aan gewerkt. Milan en Jan hebben meer aan de site gewerkt (front-end) <text:s/>Oguzhan en Ayman hebben meer aan het database / functies gewerkt. Eerste dag hadden we besproken wat we gaan doen en wat we elke dag wilde afmaken zodat we in week 3 rustiger aan kunnen gaan werken. Eind van de dag van donderdag gingen we bespreken wat we in week 3 af willen hebben en dat is alles van de website omdat we al bijna klaar zijn. We hadden met Wesley gescrum en we gingen onze code en website laten zien en had hij ons feedback gegeven wat we kunnen veranderen en wat we nog meer kunnen toevoegen / veranderen. Onze doel deze week was om te weten hoe we efficient de taken konden verdelen en dat we volgende week meer dan de helft van de website af hebben</text:p>
      <text:p text:style-name="P18"/>
      <text:p text:style-name="P19">Week 3: <text:s/></text:p>
      <text:p text:style-name="P20">In week 3 hebben we de hele website gemaakt en de functies werken goed, Milan en Jan hadden nog meer aan de dashboard layout gewerkt (css) Oguzhan en Ayman hebben aan de PHP (back-end) gewerkt. We hadden genoeg tijd en we willen in week 4 alles goed en af hebben. <text:s text:c="2"/>Oguzhan en Ayman werkte aan de functies net als de gezinnen, voorraad, voedselpakketen, extra , leveranciers. Het ging goed en we wisten een beetje al hoe het werkte, onze doel waren was dat we alles ging functioneren in week 3 en dat doel hebben we gehaald.<text:s/></text:p>
      <text:p text:style-name="P21"/>
      <text:p text:style-name="P22">Milan &amp; Jan: CSS / HTML</text:p>
      <text:p text:style-name="P23">Ayman , Oguzhan: PHP / DB</text:p>
      <text:soft-page-break/>
      <text:p text:style-name="P24">Week 4:</text:p>
      <text:p text:style-name="P25">We hebben alles getest net als klanten data beheren, familie’s toevoegen en we gingen kijken voor bugs. Bij voorraad hadden we als je een product aanmaakt dat het samen op elkaar telde zodat we niet 2 verschillende product record hebben, bij voedselpakketen hebben we search bar toegevoegd en een dropdown gemaakt voor de klanten en dezelfde voor de producten. We wilden donderdag alles afhebben en dat is gelukt, hopelijk in week 5 hebben de presentatie af en gaan we nog 1 keer alles voor de zekerheid testen zodat we geen bugs vinden voor het presenteren. Onze doel deze week was om alles af te hebben en dat is gelukt we hadden wel een paar bugs maar dat hebben we allemaal gefixt.<text:s/></text:p>
      <text:p text:style-name="P26"/>
      <text:p text:style-name="Standaard"/>
      <text:p text:style-name="Standaard"/>
      <text:p text:style-name="Standaard"/>
      <text:p text:style-name="Standaard"/>
      <text:p text:style-name="Standaard"/>
      <text:p text:style-name="Standaard"/>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paragraph-properties fo:line-height="115%"/>
      <style:text-properties style:font-name-asian="Times New Roman" style:letter-kerning="true" fo:font-size="12pt" style:font-size-asian="12pt" style:font-size-complex="12pt" style:language-asian="ko" style:country-asian="KR"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Oguzhan Arguden</meta:initial-creator>
    <dc:creator>Oguzhan Arguden</dc:creator>
    <meta:creation-date>2024-10-01T09:21:00Z</meta:creation-date>
    <dc:date>2024-10-01T09:25:00Z</dc:date>
    <meta:template xlink:href="Normal.dotm" xlink:type="simple"/>
    <meta:editing-cycles>1</meta:editing-cycles>
    <meta:editing-duration>PT60S</meta:editing-duration>
    <meta:document-statistic meta:page-count="3" meta:paragraph-count="6" meta:word-count="470" meta:character-count="3049" meta:row-count="21" meta:non-whitespace-character-count="2585"/>
  </office:meta>
</office:document-meta>
</file>